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rsid="001f4800" officeooo:paragraph-rsid="001f4800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f4800" officeooo:paragraph-rsid="001f4800" style:font-weight-asian="normal" style:font-weight-complex="normal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projeto de vida</text:p>
      <text:p text:style-name="P1"/>
      <text:p text:style-name="P2">Sabendo que meu pedido de desculpas não é suficiente para reparar o erro cometido, faço questão de agradecer sua atenção, pois valorizo muito a sua opinião. Sendo assim, assumo a responsabilidade sobre o problema e me comprometo em buscar uma solução. Lamento muito pelos meus erros e me disponho a compensá-lo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10:13:21.653799490</meta:creation-date>
    <dc:date>2020-12-03T10:17:52.220492278</dc:date>
    <meta:editing-duration>PT4M32S</meta:editing-duration>
    <meta:editing-cycles>1</meta:editing-cycles>
    <meta:document-statistic meta:table-count="0" meta:image-count="0" meta:object-count="0" meta:page-count="1" meta:paragraph-count="2" meta:word-count="56" meta:character-count="340" meta:non-whitespace-character-count="286"/>
    <meta:generator>LibreOffice/6.4.6.2$Linux_X86_64 LibreOffice_project/40$Build-2</meta:generator>
  </office:meta>
</office:document-meta>
</file>